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9102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00328" calcext:value-type="float">
            <text:p>115.4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102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91184" calcext:value-type="float">
            <text:p>115.3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102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13944" calcext:value-type="float">
            <text:p>114.6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102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28144" calcext:value-type="float">
            <text:p>113.9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102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7224" calcext:value-type="float">
            <text:p>113.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102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7496" calcext:value-type="float">
            <text:p>112.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102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912" calcext:value-type="float">
            <text:p>111.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102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01736" calcext:value-type="float">
            <text:p>109.9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102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9296" calcext:value-type="float">
            <text:p>109.4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102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1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45376" calcext:value-type="float">
            <text:p>108.5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102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3272" calcext:value-type="float">
            <text:p>107.7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102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1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04384" calcext:value-type="float">
            <text:p>106.7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102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4856" calcext:value-type="float">
            <text:p>104.3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102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0624" calcext:value-type="float">
            <text:p>103.2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102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1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81408" calcext:value-type="float">
            <text:p>101.1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102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0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728" calcext:value-type="float">
            <text:p>100.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102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0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78288" calcext:value-type="float">
            <text:p>99.0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102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0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74" calcext:value-type="float">
            <text:p>97.3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102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332" calcext:value-type="float">
            <text:p>95.1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102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8608" calcext:value-type="float">
            <text:p>94.0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102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30016" calcext:value-type="float">
            <text:p>92.3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102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0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5848" calcext:value-type="float">
            <text:p>90.9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102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0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8192" calcext:value-type="float">
            <text:p>89.9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102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0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1872" calcext:value-type="float">
            <text:p>88.8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102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199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6992" calcext:value-type="float">
            <text:p>87.9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102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416" calcext:value-type="float">
            <text:p>86.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102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199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1912" calcext:value-type="float">
            <text:p>85.4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